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0" style:family="text">
      <style:text-properties fo:font-family="Sans" style:text-underline-type="single" style:text-underline-style="solid" fo:color="#0000ff"/>
    </style:style>
    <style:style style:name="p19" style:family="paragraph">
      <style:paragraph-properties fo:margin-top="9pt" fo:margin-bottom="9pt"/>
    </style:style>
    <text:list-style style:name="L17">
      <text:list-level-style-bullet text:bullet-char="●" text:level="1">
        <style:list-level-properties fo:text-align="start" text:space-before="8mm"/>
      </text:list-level-style-bullet>
    </text:list-style>
    <style:style style:name="p31" style:family="paragraph">
      <style:paragraph-properties fo:margin-top="9pt"/>
    </style:style>
    <style:style style:name="p29" style:family="paragraph">
      <style:paragraph-properties fo:margin-top="9pt" fo:margin-bottom="9pt"/>
    </style:style>
    <style:style style:name="p27" style:family="paragraph">
      <style:paragraph-properties/>
    </style:style>
    <style:style style:name="c26" style:family="text">
      <style:text-properties fo:font-weight="bold" fo:font-family="Sans"/>
    </style:style>
    <style:style style:name="p25" style:family="paragraph">
      <style:paragraph-properties/>
    </style:style>
    <text:list-style style:name="L24">
      <text:list-level-style-bullet text:bullet-char="●" text:level="2">
        <style:list-level-properties fo:text-align="start" text:space-before="16mm"/>
      </text:list-level-style-bullet>
    </text:list-style>
    <style:style style:name="p39" style:family="paragraph">
      <style:paragraph-properties fo:margin-top="9pt" fo:margin-bottom="9pt"/>
    </style:style>
    <style:style style:name="p37" style:family="paragraph">
      <style:paragraph-properties fo:margin-top="9pt" fo:margin-bottom="9pt"/>
    </style:style>
    <style:style style:name="p35" style:family="paragraph">
      <style:paragraph-properties fo:margin-bottom="9pt"/>
    </style:style>
    <style:style style:name="p34" style:family="paragraph">
      <style:paragraph-properties fo:margin-top="9pt"/>
    </style:style>
    <style:style style:name="p32" style:family="paragraph">
      <style:paragraph-properties fo:margin-bottom="9pt"/>
    </style:style>
    <style:style style:name="p47" style:family="paragraph">
      <style:paragraph-properties fo:margin-top="9pt" fo:margin-bottom="9pt"/>
    </style:style>
    <style:style style:name="c44" style:family="text">
      <style:text-properties fo:font-family="Sans" style:text-underline-type="single" style:text-underline-style="solid" fo:color="#0000ff"/>
    </style:style>
    <style:style style:name="c43" style:family="text">
      <style:text-properties fo:font-weight="bold" fo:font-family="Sans"/>
    </style:style>
    <style:style style:name="p42" style:family="paragraph">
      <style:paragraph-properties fo:margin-top="9pt" fo:margin-bottom="9pt"/>
    </style:style>
    <style:style style:name="c41" style:family="text">
      <style:text-properties fo:font-weight="bold" fo:font-family="Sans"/>
    </style:style>
    <style:style style:name="p40" style:family="paragraph">
      <style:paragraph-properties fo:margin-top="10.5pt" fo:margin-bottom="9pt"/>
    </style:style>
    <style:style style:name="c55" style:family="text">
      <style:text-properties fo:font-family="Sans" style:text-underline-type="single" style:text-underline-style="solid" fo:color="#0000ff"/>
    </style:style>
    <style:style style:name="c54" style:family="text">
      <style:text-properties fo:font-family="Sans" style:text-underline-type="single" style:text-underline-style="solid" fo:color="#0000ff"/>
    </style:style>
    <style:style style:name="c53" style:family="text">
      <style:text-properties fo:font-family="Sans" style:text-underline-type="single" style:text-underline-style="solid" fo:color="#0000ff"/>
    </style:style>
    <style:style style:name="p52" style:family="paragraph">
      <style:paragraph-properties fo:margin-top="9pt" fo:margin-bottom="9pt"/>
    </style:style>
    <style:style style:name="p49" style:family="paragraph">
      <style:paragraph-properties fo:margin-top="9pt" fo:margin-bottom="9pt"/>
    </style:style>
    <style:style style:name="c63" style:family="text">
      <style:text-properties fo:font-family="Sans" style:text-underline-type="single" style:text-underline-style="solid" fo:color="#0000ff"/>
    </style:style>
    <style:style style:name="c62" style:family="text">
      <style:text-properties fo:font-family="Sans" style:text-underline-type="single" style:text-underline-style="solid" fo:color="#0000ff"/>
    </style:style>
    <style:style style:name="p61" style:family="paragraph">
      <style:paragraph-properties fo:margin-top="9pt" fo:margin-bottom="9pt"/>
    </style:style>
    <style:style style:name="c59" style:family="text">
      <style:text-properties fo:font-family="Sans" style:text-underline-type="single" style:text-underline-style="solid" fo:color="#0000ff"/>
    </style:style>
    <style:style style:name="c58" style:family="text">
      <style:text-properties fo:font-family="Sans" style:text-underline-type="single" style:text-underline-style="solid" fo:color="#0000ff"/>
    </style:style>
    <style:style style:name="p71" style:family="paragraph">
      <style:paragraph-properties fo:margin-top="9pt" fo:margin-bottom="9pt"/>
    </style:style>
    <style:style style:name="c57" style:family="text">
      <style:text-properties fo:font-weight="bold" fo:font-family="Sans" style:text-underline-type="single" style:text-underline-style="solid" fo:color="#0000ff"/>
    </style:style>
    <style:style style:name="c56" style:family="text">
      <style:text-properties fo:font-weight="bold" fo:font-family="Sans" style:text-underline-type="single" style:text-underline-style="solid" fo:color="#0000ff"/>
    </style:style>
    <style:style style:name="p69" style:family="paragraph">
      <style:paragraph-properties fo:margin-top="9pt" fo:margin-bottom="9pt"/>
    </style:style>
    <style:style style:name="c7"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66" style:family="text">
      <style:text-properties fo:font-family="Sans" style:text-underline-type="single" style:text-underline-style="solid" fo:color="#0000ff"/>
    </style:style>
    <style:style style:name="p5" style:family="paragraph">
      <style:paragraph-properties fo:margin-top="9pt" fo:margin-bottom="9pt"/>
    </style:style>
    <style:style style:name="c65" style:family="text">
      <style:text-properties fo:font-family="Sans" style:text-underline-type="single" style:text-underline-style="solid" fo:color="#0000ff"/>
    </style:style>
    <style:style style:name="c4" style:family="text">
      <style:text-properties fo:font-weight="bold" fo:font-family="Sans"/>
    </style:style>
    <style:style style:name="c64" style:family="text">
      <style:text-properties fo:font-family="Sans" style:text-underline-type="single" style:text-underline-style="solid" fo:color="#0000ff"/>
    </style:style>
    <style:style style:name="p3" style:family="paragraph">
      <style:paragraph-properties fo:margin-top="13.5pt" fo:margin-bottom="9pt"/>
    </style:style>
    <style:style style:name="c0" style:family="text">
      <style:text-properties fo:font-family="Sans"/>
    </style:style>
    <style:style style:name="c15" style:family="text">
      <style:text-properties fo:font-family="Sans" style:text-underline-type="single" style:text-underline-style="solid" fo:color="#0000ff"/>
    </style:style>
    <style:style style:name="c14" style:family="text">
      <style:text-properties fo:font-family="Sans" style:text-underline-type="single" style:text-underline-style="solid" fo:color="#0000ff"/>
    </style:style>
    <style:style style:name="c13" style:family="text">
      <style:text-properties fo:font-family="monospace"/>
    </style:style>
    <style:style style:name="c12" style:family="text">
      <style:text-properties fo:font-weight="bold" fo:font-family="Sans"/>
    </style:style>
    <style:style style:name="p11" style:family="paragraph">
      <style:paragraph-properties fo:margin-top="12pt" fo:margin-bottom="9pt"/>
    </style:style>
    <style:style style:name="c10"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p23" style:family="paragraph">
      <style:paragraph-properties fo:margin-top="9pt" fo:margin-bottom="9pt"/>
    </style:style>
  </office:automatic-styles>
  <office:body>
    <office:text>
      <text:p text:style-name="p3"><text:span text:style-name="c4">Week 3 - Supplementary Materials</text:span></text:p>
      <text:p text:style-name="p5">
        <text:a xlink:href="https://github.com/lawfareblog/hacking-cybersecurity/blob/main/week03/Week_03_Homework.md"><text:span text:style-name="c6">Markdown</text:span></text:a><text:span text:style-name="c0"> | </text:span><text:a xlink:href="https://raw.githubusercontent.com/lawfareblog/hacking-cybersecurity/main/week03/Week_03_Homework.pdf"><text:span text:style-name="c7">PDF</text:span></text:a><text:span text:style-name="c0"> | </text:span><text:a xlink:href="https://raw.githubusercontent.com/lawfareblog/hacking-cybersecurity/main/week03/Week_03_Homework.docx"><text:span text:style-name="c8">MS Word DOCX</text:span></text:a><text:span text:style-name="c0"> | </text:span><text:a xlink:href="https://raw.githubusercontent.com/lawfareblog/hacking-cybersecurity/main/week03/Week_03_Homework.odt"><text:span text:style-name="c9">Libre ODT</text:span></text:a><text:span text:style-name="c0"> | </text:span><text:a xlink:href="https://raw.githubusercontent.com/lawfareblog/hacking-cybersecurity/main/week03/Week_03_Homework.html"><text:span text:style-name="c10">HTML</text:span></text:a></text:p>
      <text:p text:style-name="p11"><text:span text:style-name="c12">Permissions Calculator</text:span></text:p>
      <text:p text:style-name="p5"><text:span text:style-name="c13">chmod</text:span><text:span text:style-name="c0"> is the command used on Unix-like / GNU Linux systems to modify </text:span><text:a xlink:href="https://en.wikipedia.org/wiki/File-system_permissions#Permissions"><text:span text:style-name="c14">filesystem permissions</text:span></text:a><text:span text:style-name="c0">. These permissions are stored in </text:span><text:a xlink:href="https://en.wikipedia.org/wiki/Octal"><text:span text:style-name="c15">octal</text:span></text:a><text:span text:style-name="c0">, in three columns from 0-7 for "Owner", "Group", and "Public". 000 equals no permission, 777 equals full permission for everyone to read, write, and execute the file or directory. The combinations in between can be calculated via addition or the calculator linked below.</text:span></text:p>
      <text:list text:style-name="L17">
        <text:list-item>
          <text:p text:style-name="p19">
            <text:a xlink:href="https://chmod-calculator.com"><text:span text:style-name="c20">CHMOD Calculator</text:span></text:a></text:p>
        </text:list-item>
      </text:list>
      <text:p text:style-name="p11"><text:span text:style-name="c12">Filesystem permissions, root user, and sudo</text:span></text:p>
      <text:list text:style-name="L17">
        <text:list-item>
          <text:p text:style-name="p23"><text:span text:style-name="c0">Use </text:span><text:span text:style-name="c13">ls -l</text:span><text:span text:style-name="c0"> to see detailed permissions and ownership of files and directories. See more options for </text:span><text:span text:style-name="c13">ls</text:span><text:span text:style-name="c0"> with </text:span><text:span text:style-name="c13">ls --help</text:span></text:p>
        </text:list-item>
        <text:list-item>
          <text:p text:style-name="p23"><text:span text:style-name="c0">The </text:span><text:span text:style-name="c13">chmod</text:span><text:span text:style-name="c0"> command changes permissions:</text:span></text:p>
        </text:list-item>
        <text:list-item>
          <text:list text:style-name="L24">
            <text:list-item>
              <text:p text:style-name="p25"><text:span text:style-name="c13">chmod 400 file.txt</text:span><text:span text:style-name="c0"> gives read permission to the owner of </text:span><text:span text:style-name="c13">file.txt</text:span></text:p>
            </text:list-item>
            <text:list-item>
              <text:p text:style-name="p25"><text:span text:style-name="c13">chmod 644 file.txt</text:span><text:span text:style-name="c0"> gives read+write permission (6) to the owner of </text:span><text:span text:style-name="c13">file.txt</text:span><text:span text:style-name="c0"> and gives read permission (4) to the group and public.</text:span></text:p>
            </text:list-item>
            <text:list-item>
              <text:p text:style-name="p25"><text:span text:style-name="c0">Use the </text:span><text:span text:style-name="c13">-R</text:span><text:span text:style-name="c0"> option to apply permissions recursively to a directory (i.e. to the directory and all of its contents): </text:span><text:span text:style-name="c13">chmod 777 -R ~/Desktop</text:span><text:span text:style-name="c0"> gives read+write+execute permissions to everyone for </text:span><text:span text:style-name="c13">/home/kali/Desktop</text:span><text:span text:style-name="c0"> and its contents.</text:span></text:p>
            </text:list-item>
            <text:list-item>
              <text:p text:style-name="p25"><text:span text:style-name="c0">See more options for </text:span><text:span text:style-name="c13">chmod</text:span><text:span text:style-name="c0"> with </text:span><text:span text:style-name="c13">chmod --help</text:span></text:p>
            </text:list-item>
            <text:list-item>
              <text:p text:style-name="p25"><text:span text:style-name="c0">Remember, write permission is permission to </text:span><text:span text:style-name="c26">delete</text:span><text:span text:style-name="c0"> a file or directory as well.</text:span></text:p>
            </text:list-item>
          </text:list>
        </text:list-item>
        <text:list-item>
          <text:p text:style-name="p23"><text:span text:style-name="c0">Each file or directory has an "owner" and a "group". Usually, a user also has a group with the same name (e.g., </text:span><text:span text:style-name="c13">kali:kali</text:span><text:span text:style-name="c0">). If we had groups for our class on a filesystem, each student might be a member of </text:span><text:span text:style-name="c13">students</text:span><text:span text:style-name="c0"> and your instructors might be in a </text:span><text:span text:style-name="c13">teachers</text:span><text:span text:style-name="c0"> group.</text:span></text:p>
        </text:list-item>
        <text:list-item>
          <text:p text:style-name="p23"><text:span text:style-name="c0">Run the command </text:span><text:span text:style-name="c13">groups</text:span><text:span text:style-name="c0"> to list all groups associated with your user. To see groups for other users, type the username afterword such as </text:span><text:span text:style-name="c13">groups root</text:span></text:p>
        </text:list-item>
        <text:list-item>
          <text:p text:style-name="p23"><text:span text:style-name="c0">The </text:span><text:span text:style-name="c13">chown</text:span><text:span text:style-name="c0"> command changes ownership by users and groups:</text:span></text:p>
        </text:list-item>
        <text:list-item>
          <text:list text:style-name="L24">
            <text:list-item>
              <text:p text:style-name="p27"><text:span text:style-name="c13">chown kali file.txt</text:span><text:span text:style-name="c0"> gives ownership of </text:span><text:span text:style-name="c13">file.txt</text:span><text:span text:style-name="c0"> to user </text:span><text:span text:style-name="c13">kali</text:span></text:p>
            </text:list-item>
            <text:list-item>
              <text:p text:style-name="p27"><text:span text:style-name="c13">chown kali:root file.txt</text:span><text:span text:style-name="c0"> gives ownership of </text:span><text:span text:style-name="c13">file.txt</text:span><text:span text:style-name="c0"> to user </text:span><text:span text:style-name="c13">kali</text:span><text:span text:style-name="c0"> and assigns the group </text:span><text:span text:style-name="c13">root</text:span><text:span text:style-name="c0"> to the file.</text:span></text:p>
            </text:list-item>
            <text:list-item>
              <text:p text:style-name="p27"><text:span text:style-name="c0">Use the </text:span><text:span text:style-name="c13">-R</text:span><text:span text:style-name="c0"> option to apply ownership recursively to a directory (i.e. to the directory and all of its contents): </text:span><text:span text:style-name="c13">chown -R kali:kali ~/Desktop</text:span><text:span text:style-name="c0"> gives ownership of the </text:span><text:span text:style-name="c13">/home/kali/Desktop</text:span><text:span text:style-name="c0"> directory and its contents to user </text:span><text:span text:style-name="c13">kali</text:span><text:span text:style-name="c0"> and assigns the group </text:span><text:span text:style-name="c13">kali</text:span><text:span text:style-name="c0"> to the directory and its contents.</text:span></text:p>
            </text:list-item>
            <text:list-item>
              <text:p text:style-name="p27"><text:span text:style-name="c0">See more options for </text:span><text:span text:style-name="c13">chown</text:span><text:span text:style-name="c0"> with </text:span><text:span text:style-name="c13">chown --help</text:span></text:p>
            </text:list-item>
          </text:list>
        </text:list-item>
        <text:list-item>
          <text:p text:style-name="p23"><text:span text:style-name="c0">Hidden files in the filesystem start with the </text:span><text:span text:style-name="c13">.</text:span><text:span text:style-name="c0"> character such as </text:span><text:span text:style-name="c13">.hidden-file</text:span><text:span text:style-name="c0"> To view all files including hidden files, use </text:span><text:span text:style-name="c13">ls -la</text:span></text:p>
        </text:list-item>
        <text:list-item>
          <text:p text:style-name="p23"><text:span text:style-name="c0">Activating the administrative superuser </text:span><text:span text:style-name="c13">root</text:span><text:span text:style-name="c0"> is dangerous, but it may be necessary for certain tasks (and </text:span><text:span text:style-name="c26">definitely</text:span><text:span text:style-name="c0"> something an attacker would like to do). To activate the </text:span><text:span text:style-name="c13">root</text:span><text:span text:style-name="c0"> user, type </text:span><text:span text:style-name="c13">sudo passwd -l root</text:span></text:p>
        </text:list-item>
        <text:list-item>
          <text:p text:style-name="p23"><text:span text:style-name="c0">Then, you can set a password for the administrative superuser </text:span><text:span text:style-name="c13">root</text:span><text:span text:style-name="c0"> user using </text:span><text:span text:style-name="c13">sudo passwd root</text:span><text:span text:style-name="c0">.</text:span></text:p>
        </text:list-item>
        <text:list-item>
          <text:p text:style-name="p23"><text:span text:style-name="c0">These commands assume you have </text:span><text:span text:style-name="c13">sudo</text:span><text:span text:style-name="c0"> permissions, which is the default in Kali Linux for your user </text:span><text:span text:style-name="c13">kali</text:span><text:span text:style-name="c0">. </text:span><text:span text:style-name="c13">sudo</text:span><text:span text:style-name="c0"> allows you to temporarily act as the administrative superuser </text:span><text:span text:style-name="c13">root</text:span><text:span text:style-name="c0"> and times out (depending on system settings). This protection means that you're only </text:span><text:span text:style-name="c26">escalating privileges</text:span><text:span text:style-name="c0"> for a short time for a specific task or tasks, limiting the potential time-window for an attack against your system that does serious damage. It's also protection by the operating system </text:span><text:span text:style-name="c26">from you</text:span><text:span text:style-name="c0"> - if you were instead running with </text:span><text:span text:style-name="c13">root</text:span><text:span text:style-name="c0"> privileges all the time, it's more likely your (inevitable) mistakes would destroy the system.</text:span></text:p>
        </text:list-item>
        <text:list-item>
          <text:p text:style-name="p29"><text:span text:style-name="c0">If you do want to switch into the </text:span><text:span text:style-name="c13">root</text:span><text:span text:style-name="c0"> account, you can use </text:span><text:span text:style-name="c13">su</text:span><text:span text:style-name="c0">. This switch user command can also be used to switch into other user accounts such as </text:span><text:span text:style-name="c13">su sean</text:span><text:span text:style-name="c0"> or </text:span><text:span text:style-name="c13">su scott</text:span><text:span text:style-name="c0">. To leave the session for that user, type </text:span><text:span text:style-name="c13">exit</text:span><text:span text:style-name="c0"> which will bring you back to being the default user </text:span><text:span text:style-name="c13">kali</text:span><text:span text:style-name="c0">.</text:span></text:p>
        </text:list-item>
      </text:list>
      <text:p text:style-name="p11"><text:span text:style-name="c12">Cracking Passwords with Dictionary Attacks</text:span></text:p>
      <text:p text:style-name="p5"><text:span text:style-name="c0">These are commands we used in the livestream session for Week 3 using the "John the Ripper" program.</text:span></text:p>
      <text:p text:style-name="p5"><text:span text:style-name="c0">User account information is stored in two special text files:</text:span></text:p>
      <text:list text:style-name="L17">
        <text:list-item>
          <text:p text:style-name="p31"><text:span text:style-name="c13">/etc/passwd</text:span></text:p>
        </text:list-item>
        <text:list-item>
          <text:p text:style-name="p32"><text:span text:style-name="c13">/etc/shadow</text:span></text:p>
        </text:list-item>
      </text:list>
      <text:p text:style-name="p5"><text:span text:style-name="c0">To view these files try:</text:span></text:p>
      <text:list text:style-name="L17">
        <text:list-item>
          <text:p text:style-name="p34"><text:span text:style-name="c13">cat passwd</text:span><text:span text:style-name="c0"> or </text:span><text:span text:style-name="c13">cat passwd | less</text:span></text:p>
        </text:list-item>
        <text:list-item>
          <text:p text:style-name="p35"><text:span text:style-name="c13">cat shadow</text:span><text:span text:style-name="c0"> or </text:span><text:span text:style-name="c13">cat shadow | less</text:span></text:p>
        </text:list-item>
      </text:list>
      <text:p text:style-name="p5"><text:span text:style-name="c0">The </text:span><text:span text:style-name="c13">passwd</text:span><text:span text:style-name="c0"> file contains information and settings for each user account. That includes many "users" that only exist to run system services or "daemons" e.g. printers, boot and init processes, audio services, and so on. This segmentation of the permissions for these services as a "pseudo-user" or system account named specifically for its purpose makes administering the system more comprehensible while also providing some basic security protections. For our purposes, the </text:span><text:span text:style-name="c13">kali</text:span><text:span text:style-name="c0"> and </text:span><text:span text:style-name="c13">root</text:span><text:span text:style-name="c0"> user are all that matter in this </text:span><text:span text:style-name="c13">passwd</text:span><text:span text:style-name="c0"> file.</text:span></text:p>
      <text:p text:style-name="p5"><text:span text:style-name="c0">Likewise, the </text:span><text:span text:style-name="c13">shadow</text:span><text:span text:style-name="c0"> file stores user settings </text:span><text:span text:style-name="c26">and hashes of passwords</text:span><text:span text:style-name="c0"> for those users. Again, we only care about the </text:span><text:span text:style-name="c13">kali</text:span><text:span text:style-name="c0"> and </text:span><text:span text:style-name="c13">root</text:span><text:span text:style-name="c0"> entries in this file.</text:span></text:p>
      <text:p text:style-name="p5"><text:span text:style-name="c0">John the Ripper or the command </text:span><text:span text:style-name="c13">john</text:span><text:span text:style-name="c0"> combines brute force attacks against a password hash with password dictionaries. It is a time versus memory tradeoff because many of these dictionaries or "wordlists" can get large. However, brute forcing can be near-impossible in many circumstances unless a password is extremely weak and/or short.</text:span></text:p>
      <text:list text:style-name="L17">
        <text:list-item>
          <text:p text:style-name="p37"><text:span text:style-name="c0">To combine the </text:span><text:span text:style-name="c13">/etc/passwd</text:span><text:span text:style-name="c0"> and </text:span><text:span text:style-name="c13">/etc/shadow</text:span><text:span text:style-name="c0"> files for </text:span><text:span text:style-name="c13">john</text:span><text:span text:style-name="c0"> to process, run: </text:span></text:p>
        </text:list-item>
      </text:list>
      <text:p text:style-name="p5"><text:span text:style-name="c13">sudo unshadow /etc/passwd /etc/shadow &gt; unshadow.txt</text:span></text:p>
      <text:p text:style-name="p5"><text:span text:style-name="c0">This will create an </text:span><text:span text:style-name="c13">unshadow.txt</text:span><text:span text:style-name="c0"> file in the folder you are currently in.</text:span></text:p>
      <text:list text:style-name="L17">
        <text:list-item>
          <text:p text:style-name="p39"><text:span text:style-name="c0">Now, we try to crack the password(s) in this file using one of the wordlists in </text:span><text:span text:style-name="c13">/usr/share/wordlists</text:span><text:span text:style-name="c0"> called </text:span><text:span text:style-name="c13">john.lst</text:span></text:p>
        </text:list-item>
      </text:list>
      <text:p text:style-name="p5"><text:span text:style-name="c13">sudo john --format=crypt --wordlist=/usr/share/wordlists/john.lst unshadow.txt</text:span></text:p>
      <text:p text:style-name="p5"><text:span text:style-name="c26">THAT'S IT!</text:span><text:span text:style-name="c0"> After letting </text:span><text:span text:style-name="c13">john</text:span><text:span text:style-name="c0"> run, you should see the cracked passwords for these users.</text:span></text:p>
      <text:p text:style-name="p5"><text:span text:style-name="c0">If you set your password for the </text:span><text:span text:style-name="c13">kali</text:span><text:span text:style-name="c0"> or </text:span><text:span text:style-name="c13">root</text:span><text:span text:style-name="c0"> user to something weak and/or short (such as "kali" or "password") you will see the cracking takes approx. two minutes or less.</text:span></text:p>
      <text:p text:style-name="p5"><text:span text:style-name="c26">NOTE:</text:span><text:span text:style-name="c0"> If you are running a system that does not have the </text:span><text:span text:style-name="c13">john.lst</text:span><text:span text:style-name="c0"> wordlist, please download it here](https://raw.githubusercontent.com/lawfareblog/hacking-cybersecurity/main/week03/wordlists/john.lst), for example by using Firefox inside of Kali Linux or using wget: </text:span></text:p>
      <text:p text:style-name="p5"><text:span text:style-name="c13">wget https://raw.githubusercontent.com/lawfareblog/hacking-cybersecurity/main/week03/wordlists/john.lst</text:span></text:p>
      <text:p text:style-name="p5"><text:span text:style-name="c0">Then change the path for the </text:span><text:span text:style-name="c13">--wordlist</text:span><text:span text:style-name="c0"> option for the </text:span><text:span text:style-name="c13">john</text:span><text:span text:style-name="c0"> command. If </text:span><text:span text:style-name="c13">john.lst</text:span><text:span text:style-name="c0"> is in the current directory, for example: </text:span></text:p>
      <text:p text:style-name="p5"><text:span text:style-name="c13">sudo john --format=crypt --wordlist=john.lst unshadow.txt</text:span></text:p>
      <text:p text:style-name="p5"><text:span text:style-name="c0">...or use the </text:span><text:span text:style-name="c13">mv</text:span><text:span text:style-name="c0"> command to move the file to </text:span><text:span text:style-name="c13">/usr/share/wordlists/</text:span><text:span text:style-name="c0">: </text:span></text:p>
      <text:p text:style-name="p5"><text:span text:style-name="c13">sudo mv john.lst /usr/share/wordlists/</text:span></text:p>
      <text:p text:style-name="p5"><text:span text:style-name="c0">...and then run: </text:span></text:p>
      <text:p text:style-name="p5"><text:span text:style-name="c13">sudo john --format=crypt --wordlist=/usr/share/wordlists/john.lst unshadow.txt</text:span></text:p>
      <text:p text:style-name="p40"><text:span text:style-name="c41">Further Reading</text:span></text:p>
      <text:p text:style-name="p42"><text:span text:style-name="c43">Common passwords and wordlists</text:span></text:p>
      <text:p text:style-name="p5"><text:span text:style-name="c0">Beware, some of the entries in these lists are English swear words </text:span><text:a xlink:href="https://en.wikipedia.org/wiki/Not_safe_for_work"><text:span text:style-name="c44">NSFW</text:span></text:a></text:p>
      <text:list text:style-name="L17">
        <text:list-item>
          <text:p text:style-name="p47"><text:span text:style-name="c0">https://hashtoolkit.com/common-passwords/</text:span></text:p>
        </text:list-item>
        <text:list-item>
          <text:p text:style-name="p47"><text:span text:style-name="c0">https://en.wikipedia.org/wiki/Wikipedia:10,000_most_common_passwords</text:span></text:p>
        </text:list-item>
        <text:list-item>
          <text:p text:style-name="p47"><text:span text:style-name="c0">https://github.com/danielmiessler/SecLists/blob/master/Passwords/Common-Credentials/10-million-password-list-top-10000.txt</text:span></text:p>
        </text:list-item>
        <text:list-item>
          <text:p text:style-name="p47"><text:span text:style-name="c0">https://www.geeksforgeeks.org/how-to-extract-rockyou-txt-gz-file-in-kali-linux/</text:span></text:p>
        </text:list-item>
        <text:list-item>
          <text:p text:style-name="p49"><text:span text:style-name="c0">https://github.com/ohmybahgosh/RockYou2021.txt</text:span></text:p>
        </text:list-item>
      </text:list>
      <text:p text:style-name="p42"><text:span text:style-name="c43">Password Tips</text:span></text:p>
      <text:p text:style-name="p5"><text:span text:style-name="c0">Here are some password strength, storage, and retention strategies.</text:span></text:p>
      <text:list text:style-name="L17">
        <text:list-item>
          <text:p text:style-name="p52"><text:span text:style-name="c26">Passphrases:</text:span><text:span text:style-name="c0"> Can be a favorite song lyric, movie quote, or joke. Add numbers and special characters to increase the "keyspace": </text:span><text:span text:style-name="c13">Cecil+Harambe4ever</text:span></text:p>
        </text:list-item>
        <text:list-item>
          <text:p text:style-name="p52"><text:span text:style-name="c26">Strength:</text:span><text:span text:style-name="c0"> </text:span><text:a xlink:href="https://en.wikipedia.org/wiki/Password_strength#Guidelines_for_strong_passwords"><text:span text:style-name="c53">General guidelines</text:span></text:a><text:span text:style-name="c0"> | </text:span><text:a xlink:href="https://theintercept.com/2015/03/26/passphrases-can-memorize-attackers-cant-guess/"><text:span text:style-name="c54">Diceware method</text:span></text:a></text:p>
        </text:list-item>
        <text:list-item>
          <text:p text:style-name="p52">
            <text:a xlink:href="https://github.com/micahflee/passphraseme"><text:span text:style-name="c55">EFF diceware wordlists</text:span></text:a></text:p>
        </text:list-item>
        <text:list-item>
          <text:p text:style-name="p52">
            <text:a xlink:href="http://keepass.info/"><text:span text:style-name="c56">KeePass</text:span></text:a><text:span text:style-name="c0"> (Windows/Linux) or </text:span><text:a xlink:href="https://www.keepassx.org/"><text:span text:style-name="c57">KeePassX</text:span></text:a><text:span text:style-name="c0"> (Mac): Organize your passwords in an encrypted database.</text:span></text:p>
        </text:list-item>
        <text:list-item>
          <text:p text:style-name="p52"><text:span text:style-name="c26">Browser Password Manager:</text:span><text:span text:style-name="c0"> </text:span><text:a xlink:href="https://support.mozilla.org/en-US/kb/use-master-password-protect-stored-logins"><text:span text:style-name="c58">In Firefox</text:span></text:a><text:span text:style-name="c0"> | </text:span><text:a xlink:href="http://www.ghacks.net/2013/12/04/google-chrome-gets-master-password-protection/"><text:span text:style-name="c59">In Chromium</text:span></text:a></text:p>
        </text:list-item>
        <text:list-item>
          <text:p text:style-name="p61"><text:span text:style-name="c26">(2FA/MFA):</text:span><text:span text:style-name="c0"> One-time Pass (OTP) authenticator apps for </text:span><text:a xlink:href="https://search.f-droid.org/?q=authenticator&amp;lang=en"><text:span text:style-name="c62">Android</text:span></text:a><text:span text:style-name="c0"> or </text:span><text:a xlink:href="https://www.igeeksblog.com/best-two-factor-authentication-apps-for-iphone/"><text:span text:style-name="c63">iOS</text:span></text:a><text:span text:style-name="c0"> | Physical key tokens </text:span><text:a xlink:href="https://www.nitrokey.com/"><text:span text:style-name="c64">Nitrokey</text:span></text:a><text:span text:style-name="c0"> or </text:span><text:a xlink:href="https://www.yubico.com/"><text:span text:style-name="c65">YubiKey</text:span></text:a><text:span text:style-name="c0"> </text:span></text:p>
        </text:list-item>
      </text:list>
      <text:p text:style-name="p5"><text:span text:style-name="c26">NOTE:</text:span><text:span text:style-name="c0"> Using a cloud-based password manager puts trust in the organization or company that runs that cloud. As with all of these recommendations, </text:span><text:a xlink:href="https://www.howtogeek.com/693183/what-does-ymmv-mean-and-how-do-you-use-it/"><text:span text:style-name="c66">YMMV</text:span></text:a><text:span text:style-name="c0">. Our word is not gospel - ultimately, you need to decide who to trust.</text:span></text:p>
      <text:p text:style-name="p42"><text:span text:style-name="c43">Hashes &amp; Message Digests</text:span></text:p>
      <text:list text:style-name="L17">
        <text:list-item>
          <text:p text:style-name="p69"><text:span text:style-name="c0">https://www.youtube.com/watch?v=b4b8ktEV4Bg</text:span></text:p>
        </text:list-item>
        <text:list-item>
          <text:p text:style-name="p69"><text:span text:style-name="c0">https://en.wikipedia.org/wiki/Cryptographic_hash_function</text:span></text:p>
        </text:list-item>
        <text:list-item>
          <text:p text:style-name="p71"><text:span text:style-name="c0">https://en.wikipedia.org/wiki/Cryptographic_hash_function#/media/File:Cryptographic_Hash_Function.svg </text:span></text:p>
        </text:list-item>
      </text:list>
    </office:text>
  </office:body>
</office:document-content>
</file>